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98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69" draw:layer="" svg:width="150.00000000000pt" svg:height="33.47619360000pt"/>
          <draw:rect draw:style-name="gr3" draw:id="shape3" draw:name="rect570" draw:layer="" svg:width="150.00000000000pt" svg:height="33.51388880000pt" svg:x="0.00000000000pt" svg:y="33.47617200000pt"/>
          <draw:rect draw:style-name="gr4" draw:id="shape4" draw:name="rect571" draw:layer="" svg:width="150.00000000000pt" svg:height="33.00992160000pt" svg:x="0.00000000000pt" svg:y="66.9900880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3:06</dc:date>
    <meta:creation-date>2011-05-22T06:11:44</meta:creation-date>
    <dc:creator>Yue Liu</dc:creator>
  </office:meta>
</office:document-meta>
</file>